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29in"/>
    </style:style>
    <style:style style:name="co2" style:family="table-column">
      <style:table-column-properties fo:break-before="auto" style:column-width="1.4563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1.1953in"/>
    </style:style>
    <style:style style:name="ro1" style:family="table-row">
      <style:table-row-properties style:row-height="0.32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6043in" fo:break-before="auto" style:use-optimal-row-height="true"/>
    </style:style>
    <style:style style:name="ro5" style:family="table-row">
      <style:table-row-properties style:row-height="0.457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order-bottom="0.06pt solid #000000" fo:background-color="#dddddd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number-columns-repeated="1017" table:default-cell-style-name="ce3"/>
        <table:table-row table:style-name="ro1">
          <table:table-cell table:style-name="ce1" office:value-type="string" calcext:value-type="string">
            <text:p>Event Name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Education Level</text:p>
          </table:table-cell>
          <table:table-cell table:style-name="ce4" office:value-type="string" calcext:value-type="string">
            <text:p>CRUD</text:p>
          </table:table-cell>
          <table:table-cell table:style-name="ce4" office:value-type="string" calcext:value-type="string">
            <text:p>Affected Table</text:p>
          </table:table-cell>
          <table:table-cell table:style-name="ce4" office:value-type="string" calcext:value-type="string">
            <text:p>Since</text:p>
          </table:table-cell>
          <table:table-cell table:style-name="ce7" office:value-type="string" calcext:value-type="string">
            <text:p>Legacy Ev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archived" xlink:type="simple">Badge archived</text:a></text:p>
            <text:p>\core\event\badge_archi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awarded" xlink:type="simple">Badge awarded</text:a></text:p>
            <text:p>\core\event\badge_awar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created" xlink:type="simple">Badge created</text:a></text:p>
            <text:p>\core\event\badg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criteria_created" xlink:type="simple">Badge criteria created</text:a></text:p>
            <text:p>\core\event\badge_criteria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_criteria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criteria_deleted" xlink:type="simple">Badge criteria deleted</text:a></text:p>
            <text:p>\core\event\badge_criteria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adge_criteria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criteria_updated" xlink:type="simple">Badge criteria updated</text:a></text:p>
            <text:p>\core\event\badge_criteria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_criteria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deleted" xlink:type="simple">Badge deleted</text:a></text:p>
            <text:p>\core\event\badg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disabled" xlink:type="simple">Badge disabled</text:a></text:p>
            <text:p>\core\event\badge_disab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duplicated" xlink:type="simple">Badge duplicated</text:a></text:p>
            <text:p>\core\event\badge_duplic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enabled" xlink:type="simple">Badge enabled</text:a></text:p>
            <text:p>\core\event\badge_enab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listing_viewed" xlink:type="simple">Badge listing viewed</text:a></text:p>
            <text:p>\core\event\badge_listing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revoked" xlink:type="simple">Badge revoked</text:a></text:p>
            <text:p>\core\event\badge_revo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updated" xlink:type="simple">Badge updated</text:a></text:p>
            <text:p>\core\event\badg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adge_viewed" xlink:type="simple">Badge viewed</text:a></text:p>
            <text:p>\core\event\badg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association_created" xlink:type="simple">Blog association created</text:a></text:p>
            <text:p>\core\event\blog_associa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log_associati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association_deleted" xlink:type="simple">Blog association deleted</text:a></text:p>
            <text:p>\core\event\blog_associa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log_association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comment_created" xlink:type="simple">Comment created</text:a></text:p>
            <text:p>\core\event\blog_comm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comment_deleted" xlink:type="simple">Comment deleted</text:a></text:p>
            <text:p>\core\event\blog_comm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entries_viewed" xlink:type="simple">Blog entries viewed</text:a></text:p>
            <text:p>\core\event\blog_entries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entry_created" xlink:type="simple">Blog entry added</text:a></text:p>
            <text:p>\core\event\blog_entr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blog_entry_add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entry_deleted" xlink:type="simple">Blog entry deleted</text:a></text:p>
            <text:p>\core\event\blog_entr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blog_entry_dele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entry_updated" xlink:type="simple">Blog entry updated</text:a></text:p>
            <text:p>\core\event\blog_entr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blog_entry_edi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external_added" xlink:type="simple">External blog registered</text:a></text:p>
            <text:p>\core\event\blog_external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log_external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external_removed" xlink:type="simple">External blog unregistered</text:a></text:p>
            <text:p>\core\event\blog_external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log_external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external_updated" xlink:type="simple">External blog updated</text:a></text:p>
            <text:p>\core\event\blog_external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log_external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blog_external_viewed" xlink:type="simple">External registered blogs viewed</text:a></text:p>
            <text:p>\core\event\blog_external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alendar_event_created" xlink:type="simple">Calendar event created</text:a></text:p>
            <text:p>\core\event\calendar_ev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alendar_event_deleted" xlink:type="simple">Calendar event deleted</text:a></text:p>
            <text:p>\core\event\calendar_ev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alendar_event_updated" xlink:type="simple">Calendar event updated</text:a></text:p>
            <text:p>\core\event\calendar_event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alendar_subscription_created" xlink:type="simple">Calendar subscription created</text:a></text:p>
            <text:p>\core\event\calendar_subscrip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vent_subscription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alendar_subscription_deleted" xlink:type="simple">Calendar subscription deleted</text:a></text:p>
            <text:p>\core\event\calendar_subscrip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vent_subscription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alendar_subscription_updated" xlink:type="simple">Calendar subscription updated</text:a></text:p>
            <text:p>\core\event\calendar_subscrip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event_subscription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apability_assigned" xlink:type="simple">Capability assigned</text:a></text:p>
            <text:p>\core\event\capability_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capabilities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apability_unassigned" xlink:type="simple">Capability unassigned</text:a></text:p>
            <text:p>\core\event\capability_un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capabilities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hort_created" xlink:type="simple">Cohort created</text:a></text:p>
            <text:p>\core\event\cohor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add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hort_deleted" xlink:type="simple">Cohort deleted</text:a></text:p>
            <text:p>\core\event\cohor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dele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hort_member_added" xlink:type="simple">User added to a cohort</text:a></text:p>
            <text:p>\core\event\cohort_member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member_add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hort_member_removed" xlink:type="simple">User removed from a cohort</text:a></text:p>
            <text:p>\core\event\cohort_member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member_remov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hort_updated" xlink:type="simple">Cohort updated</text:a></text:p>
            <text:p>\core\event\cohort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upd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comment_created" xlink:type="simple">Comment created</text:a></text:p>
            <text:p>\core\event\competency_comm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comment_deleted" xlink:type="simple">Comment deleted</text:a></text:p>
            <text:p>\core\event\competency_comm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created" xlink:type="simple">Competency created.</text:a></text:p>
            <text:p>\core\event\competenc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deleted" xlink:type="simple">Competency deleted.</text:a></text:p>
            <text:p>\core\event\competenc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evidence_created" xlink:type="simple">Evidence created.</text:a></text:p>
            <text:p>\core\event\competency_evidenc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evidenc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framework_created" xlink:type="simple">Competency framework created.</text:a></text:p>
            <text:p>\core\event\competency_framework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framewor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framework_deleted" xlink:type="simple">Competency framework deleted.</text:a></text:p>
            <text:p>\core\event\competency_framework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_framewor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framework_updated" xlink:type="simple">Competency framework updated.</text:a></text:p>
            <text:p>\core\event\competency_framework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framewor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framework_viewed" xlink:type="simple">Competency framework viewed.</text:a></text:p>
            <text:p>\core\event\competency_framework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framewor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approved" xlink:type="simple">Learning plan approved.</text:a></text:p>
            <text:p>\core\event\competency_plan_appr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completed" xlink:type="simple">Learning plan completed.</text:a></text:p>
            <text:p>\core\event\competency_plan_comp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created" xlink:type="simple">Learning plan created.</text:a></text:p>
            <text:p>\core\event\competency_pla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deleted" xlink:type="simple">Learning plan deleted.</text:a></text:p>
            <text:p>\core\event\competency_pla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reopened" xlink:type="simple">Learning plan reopened.</text:a></text:p>
            <text:p>\core\event\competency_plan_reope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mpetency_plan_review_request_cancelled" xlink:type="simple">Learning plan review request cancelled.</text:a></text:p>
            <text:p>\core\event\competency_plan_review_request_cancel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mpetency_plan_review_requested" xlink:type="simple">Learning plan review requested.</text:a></text:p>
            <text:p>\core\event\competency_plan_review_reques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review_started" xlink:type="simple">Learning plan review started.</text:a></text:p>
            <text:p>\core\event\competency_plan_review_sta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review_stopped" xlink:type="simple">Learning plan review stopped.</text:a></text:p>
            <text:p>\core\event\competency_plan_review_stopp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unapproved" xlink:type="simple">Learning plan unapproved.</text:a></text:p>
            <text:p>\core\event\competency_plan_unappr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unlinked" xlink:type="simple">Learning plan unlinked.</text:a></text:p>
            <text:p>\core\event\competency_plan_unlin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updated" xlink:type="simple">Learning plan updated.</text:a></text:p>
            <text:p>\core\event\competency_pla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plan_viewed" xlink:type="simple">Learning plan viewed.</text:a></text:p>
            <text:p>\core\event\competency_pla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template_created" xlink:type="simple">Learning plan template created.</text:a></text:p>
            <text:p>\core\event\competency_templat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templat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template_deleted" xlink:type="simple">Learning plan template deleted.</text:a></text:p>
            <text:p>\core\event\competency_templat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_templat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template_updated" xlink:type="simple">Learning plan template updated.</text:a></text:p>
            <text:p>\core\event\competency_templat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templat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template_viewed" xlink:type="simple">Learning plan template viewed.</text:a></text:p>
            <text:p>\core\event\competency_templat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templat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updated" xlink:type="simple">Competency updated.</text:a></text:p>
            <text:p>\core\event\competenc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mpetency_user_competency_plan_viewed" xlink:type="simple">User competency plan viewed.</text:a></text:p>
            <text:p>\core\event\competency_user_competency_pla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usercomp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localhost:8000/report/eventlist/eventdetail.php?eventname=%5Ccore%5Cevent%5Ccompetency_user_competency_rated_in_course" xlink:type="simple">User competency rated in course.</text:a></text:p>
            <text:p>\core\event\competency_user_competency_rated_in_cours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cours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mpetency_user_competency_rated_in_plan" xlink:type="simple">User competency rated in a learning plan.</text:a></text:p>
            <text:p>\core\event\competency_user_competency_rated_in_plan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mpetency_user_competency_rated" xlink:type="simple">User competency rated.</text:a></text:p>
            <text:p>\core\event\competency_user_competency_r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localhost:8000/report/eventlist/eventdetail.php?eventname=%5Ccore%5Cevent%5Ccompetency_user_competency_review_request_cancelled" xlink:type="simple">User competency review request cancelled.</text:a></text:p>
            <text:p>\core\event\competency_user_competency_review_request_cancel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localhost:8000/report/eventlist/eventdetail.php?eventname=%5Ccore%5Cevent%5Ccompetency_user_competency_review_requested" xlink:type="simple">User competency review requested.</text:a></text:p>
            <text:p>\core\event\competency_user_competency_review_reques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<text:a xlink:href="http://localhost:8000/report/eventlist/eventdetail.php?eventname=%5Ccore%5Cevent%5Ccompetency_user_competency_review_started" xlink:type="simple">User competency review started.</text:a></text:p>
            <text:p>\core\event\competency_user_competency_review_sta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localhost:8000/report/eventlist/eventdetail.php?eventname=%5Ccore%5Cevent%5Ccompetency_user_competency_review_stopped" xlink:type="simple">User competency review stopped.</text:a></text:p>
            <text:p>\core\event\competency_user_competency_review_stopp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localhost:8000/report/eventlist/eventdetail.php?eventname=%5Ccore%5Cevent%5Ccompetency_user_competency_viewed_in_course" xlink:type="simple">User competency viewed in a course.</text:a></text:p>
            <text:p>\core\event\competency_user_competency_viewed_in_cours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usercompcours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localhost:8000/report/eventlist/eventdetail.php?eventname=%5Ccore%5Cevent%5Ccompetency_user_competency_viewed_in_plan" xlink:type="simple">User competency viewed in a learning plan.</text:a></text:p>
            <text:p>\core\event\competency_user_competency_viewed_in_plan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mpetency_user_competency_viewed" xlink:type="simple">User competency viewed.</text:a></text:p>
            <text:p>\core\event\competency_user_competenc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mpetency_user_evidence_created" xlink:type="simple">Evidence of prior learning created.</text:a></text:p>
            <text:p>\core\event\competency_user_evidenc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userevidenc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mpetency_user_evidence_deleted" xlink:type="simple">Evidence of prior learning deleted.</text:a></text:p>
            <text:p>\core\event\competency_user_evidenc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_userevidenc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mpetency_user_evidence_updated" xlink:type="simple">Evidence of prior learning updated.</text:a></text:p>
            <text:p>\core\event\competency_user_evidenc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evidenc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etency_viewed" xlink:type="simple">Competency viewed.</text:a></text:p>
            <text:p>\core\event\competenc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mpletion_defaults_updated" xlink:type="simple">Default for course activity completion updated</text:a></text:p>
            <text:p>\core\event\completion_defaults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completion_defaults</text:p>
          </table:table-cell>
          <table:table-cell table:style-name="ce5" office:value-type="float" office:value="3.3" calcext:value-type="float">
            <text:p>3.3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nfig_log_created" xlink:type="simple">Config log created</text:a></text:p>
            <text:p>\core\event\config_log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nfig_log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ntentbank_content_created" xlink:type="simple">Content created</text:a></text:p>
            <text:p>\core\event\contentbank_cont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ntentbank_content_deleted" xlink:type="simple">Content deleted</text:a></text:p>
            <text:p>\core\event\contentbank_cont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ntentbank_content_updated" xlink:type="simple">Content updated</text:a></text:p>
            <text:p>\core\event\contentbank_content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ntentbank_content_uploaded" xlink:type="simple">Content uploaded</text:a></text:p>
            <text:p>\core\event\contentbank_content_uploa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ntentbank_content_viewed" xlink:type="simple">Content viewed</text:a></text:p>
            <text:p>\core\event\contentbank_content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ntext_locked" xlink:type="simple">Context frozen</text:a></text:p>
            <text:p>\core\event\context_loc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ntext_unlocked" xlink:type="simple">Context unfrozen</text:a></text:p>
            <text:p>\core\event\context_unloc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backup_created" xlink:type="simple">Course backup created</text:a></text:p>
            <text:p>\core\event\course_backup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category_created" xlink:type="simple">Category created</text:a></text:p>
            <text:p>\core\event\course_categor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category_deleted" xlink:type="simple">Category deleted</text:a></text:p>
            <text:p>\core\event\course_categor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_categorie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category_dele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category_updated" xlink:type="simple">Category updated</text:a></text:p>
            <text:p>\core\event\course_categor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category_viewed" xlink:type="simple">Category viewed</text:a></text:p>
            <text:p>\core\event\course_categor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urse_categori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completed" xlink:type="simple">Course completed</text:a></text:p>
            <text:p>\core\event\course_comp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completion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comple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completion_updated" xlink:type="simple">Course completion updated</text:a></text:p>
            <text:p>\core\event\course_comple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content_deleted" xlink:type="simple">Course content deleted</text:a></text:p>
            <text:p>\core\event\course_cont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content_remov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created" xlink:type="simple">Course created</text:a></text:p>
            <text:p>\core\event\cours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cre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deleted" xlink:type="simple">Course deleted</text:a></text:p>
            <text:p>\core\event\cours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dele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information_viewed" xlink:type="simple">Course summary viewed</text:a></text:p>
            <text:p>\core\event\course_informatio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course_module_completion_updated" xlink:type="simple">Course activity completion updated</text:a></text:p>
            <text:p>\core\event\course_module_comple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modules_completion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ctivity_completion_chang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module_created" xlink:type="simple">Course module created</text:a></text:p>
            <text:p>\core\event\course_modul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_module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mod_cre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module_deleted" xlink:type="simple">Course module deleted</text:a></text:p>
            <text:p>\core\event\course_modul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_module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mod_dele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module_updated" xlink:type="simple">Course module updated</text:a></text:p>
            <text:p>\core\event\course_modul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module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mod_upd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reset_ended" xlink:type="simple">Course reset ended</text:a></text:p>
            <text:p>\core\event\course_reset_en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reset_started" xlink:type="simple">Course reset started</text:a></text:p>
            <text:p>\core\event\course_reset_sta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resources_list_viewed" xlink:type="simple">Course module instance list viewed</text:a></text:p>
            <text:p>\core\event\course_resources_list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restored" xlink:type="simple">Course restored</text:a></text:p>
            <text:p>\core\event\course_restor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resto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section_created" xlink:type="simple">Course section created</text:a></text:p>
            <text:p>\core\event\course_sec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_sect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section_deleted" xlink:type="simple">Course section deleted</text:a></text:p>
            <text:p>\core\event\course_sec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_section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section_updated" xlink:type="simple">Course section updated</text:a></text:p>
            <text:p>\core\event\course_sec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section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s_searched" xlink:type="simple">Courses searched</text:a></text:p>
            <text:p>\core\event\courses_search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updated" xlink:type="simple">Course updated</text:a></text:p>
            <text:p>\core\event\cours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upd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user_report_viewed" xlink:type="simple">Course user report viewed</text:a></text:p>
            <text:p>\core\event\course_user_report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course_viewed" xlink:type="simple">Course viewed</text:a></text:p>
            <text:p>\core\event\cours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dashboard_reset" xlink:type="simple">Dashboard reset</text:a></text:p>
            <text:p>\core\event\dashboard_rese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dashboards_reset" xlink:type="simple">Dashboards reset</text:a></text:p>
            <text:p>\core\event\dashboards_rese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dashboard_viewed" xlink:type="simple">Dashboard viewed</text:a></text:p>
            <text:p>\core\event\dashboard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core%5Cevent%5Cdatabase_text_field_content_replaced" xlink:type="simple">Database global search and replace</text:a></text:p>
            <text:p>\core\event\database_text_field_content_replac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email_failed" xlink:type="simple">Email failed to send</text:a></text:p>
            <text:p>\core\event\email_fai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enrol_instance_created" xlink:type="simple">Enrolment instance created</text:a></text:p>
            <text:p>\core\event\enrol_instanc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nrol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enrol_instance_deleted" xlink:type="simple">Grouping deleted</text:a></text:p>
            <text:p>\core\event\enrol_instanc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nrol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enrol_instance_updated" xlink:type="simple">Enrolment instance updated</text:a></text:p>
            <text:p>\core\event\enrol_instanc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enrol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ade_deleted" xlink:type="simple">Grade deleted</text:a></text:p>
            <text:p>\core\event\grad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ade_grade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ade_item_created" xlink:type="simple">Grade item created</text:a></text:p>
            <text:p>\core\event\grade_item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ade_items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ade_item_deleted" xlink:type="simple">Grade item deleted</text:a></text:p>
            <text:p>\core\event\grade_item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ade_item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ade_item_updated" xlink:type="simple">Grade item updated</text:a></text:p>
            <text:p>\core\event\grade_item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ade_items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ade_letter_created" xlink:type="simple">Grade letter created</text:a></text:p>
            <text:p>\core\event\grade_letter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ade_letters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ade_letter_deleted" xlink:type="simple">Grade letter deleted</text:a></text:p>
            <text:p>\core\event\grade_letter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ade_letters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ade_letter_updated" xlink:type="simple">Grade letter updated</text:a></text:p>
            <text:p>\core\event\grade_letter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ade_letters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_created" xlink:type="simple">Group created</text:a></text:p>
            <text:p>\core\event\group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_cre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_deleted" xlink:type="simple">Group deleted</text:a></text:p>
            <text:p>\core\event\group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_dele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ing_created" xlink:type="simple">Grouping created</text:a></text:p>
            <text:p>\core\event\grouping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ing_cre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ing_deleted" xlink:type="simple">Grouping deleted</text:a></text:p>
            <text:p>\core\event\grouping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ing_dele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ing_group_assigned" xlink:type="simple">Group assigned to grouping</text:a></text:p>
            <text:p>\core\event\grouping_group_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ing_group_unassigned" xlink:type="simple">Group unassigned from grouping</text:a></text:p>
            <text:p>\core\event\grouping_group_un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ing_updated" xlink:type="simple">Grouping updated</text:a></text:p>
            <text:p>\core\event\grouping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ing_upd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_member_added" xlink:type="simple">Group member added</text:a></text:p>
            <text:p>\core\event\group_member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member_add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_member_removed" xlink:type="simple">Group member removed</text:a></text:p>
            <text:p>\core\event\group_member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member_remov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_message_sent" xlink:type="simple">Group message sent</text:a></text:p>
            <text:p>\core\event\group_message_sen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group_updated" xlink:type="simple">Group updated</text:a></text:p>
            <text:p>\core\event\group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_upd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insights_viewed" xlink:type="simple">Insights viewed</text:a></text:p>
            <text:p>\core\event\insights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message_contact_added" xlink:type="simple">Message contact added</text:a></text:p>
            <text:p>\core\event\message_contact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_contac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message_contact_removed" xlink:type="simple">Message contact removed</text:a></text:p>
            <text:p>\core\event\message_contact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message_contac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message_deleted" xlink:type="simple">Message deleted</text:a></text:p>
            <text:p>\core\event\messag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_user_actions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message_sent" xlink:type="simple">Message sent</text:a></text:p>
            <text:p>\core\event\message_sen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message_user_blocked" xlink:type="simple">User blocked</text:a></text:p>
            <text:p>\core\event\message_user_bloc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_users_blocked</text:p>
          </table:table-cell>
          <table:table-cell table:style-name="ce5" office:value-type="float" office:value="3.6" calcext:value-type="float">
            <text:p>3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message_user_unblocked" xlink:type="simple">User unblocked</text:a></text:p>
            <text:p>\core\event\message_user_unbloc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message_users_blocked</text:p>
          </table:table-cell>
          <table:table-cell table:style-name="ce5" office:value-type="float" office:value="3.6" calcext:value-type="float">
            <text:p>3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message_viewed" xlink:type="simple">Message viewed</text:a></text:p>
            <text:p>\core\event\messag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_user_ac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mnet_access_control_created" xlink:type="simple">Access control created</text:a></text:p>
            <text:p>\core\event\mnet_access_control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net_sso_access_control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mnet_access_control_updated" xlink:type="simple">Access control updated (no longer in use)</text:a></text:p>
            <text:p>\core\event\mnet_access_control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mnet_sso_access_control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note_created" xlink:type="simple">Note created</text:a></text:p>
            <text:p>\core\event\not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note_deleted" xlink:type="simple">Note deleted</text:a></text:p>
            <text:p>\core\event\not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notes_viewed" xlink:type="simple">Notes viewed</text:a></text:p>
            <text:p>\core\event\notes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note_updated" xlink:type="simple">Note updated</text:a></text:p>
            <text:p>\core\event\not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notification_sent" xlink:type="simple">Notification sent</text:a></text:p>
            <text:p>\core\event\notification_sen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notificat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notification_viewed" xlink:type="simple">Notification viewed</text:a></text:p>
            <text:p>\core\event\notificatio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notificat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prediction_action_started" xlink:type="simple">Prediction process started</text:a></text:p>
            <text:p>\core\event\prediction_action_sta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nalytics_predict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category_created" xlink:type="simple">Question category created</text:a></text:p>
            <text:p>\core\event\question_categor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category_deleted" xlink:type="simple">Question category deleted</text:a></text:p>
            <text:p>\core\event\question_categor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category_moved" xlink:type="simple">Question category moved</text:a></text:p>
            <text:p>\core\event\question_category_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category_updated" xlink:type="simple">Question category updated</text:a></text:p>
            <text:p>\core\event\question_categor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category_viewed" xlink:type="simple">Question category viewed</text:a></text:p>
            <text:p>\core\event\question_categor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created" xlink:type="simple">Question created</text:a></text:p>
            <text:p>\core\event\ques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deleted" xlink:type="simple">Question deleted</text:a></text:p>
            <text:p>\core\event\ques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moved" xlink:type="simple">Question moved</text:a></text:p>
            <text:p>\core\event\question_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s_exported" xlink:type="simple">Questions exported</text:a></text:p>
            <text:p>\core\event\questions_expo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s_imported" xlink:type="simple">Questions imported</text:a></text:p>
            <text:p>\core\event\questions_impo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updated" xlink:type="simple">Question updated</text:a></text:p>
            <text:p>\core\event\ques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question_viewed" xlink:type="simple">Question viewed</text:a></text:p>
            <text:p>\core\event\questio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ecent_activity_viewed" xlink:type="simple">Recent activity viewed</text:a></text:p>
            <text:p>\core\event\recent_activit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ole_allow_assign_updated" xlink:type="simple">Allow role assignment</text:a></text:p>
            <text:p>\core\event\role_allow_assig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allow_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ole_allow_override_updated" xlink:type="simple">Allow role override</text:a></text:p>
            <text:p>\core\event\role_allow_overrid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allow_overrid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ole_allow_switch_updated" xlink:type="simple">Allow role switch</text:a></text:p>
            <text:p>\core\event\role_allow_switch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allow_switch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ole_allow_view_updated" xlink:type="simple">Allow role view</text:a></text:p>
            <text:p>\core\event\role_allow_view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allow_view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ole_assigned" xlink:type="simple">Role assigned</text:a></text:p>
            <text:p>\core\event\role_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role_assign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ole_capabilities_updated" xlink:type="simple">Role capabilities updated (no longer in use)</text:a></text:p>
            <text:p>\core\event\role_capabilities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ole_deleted" xlink:type="simple">Role deleted</text:a></text:p>
            <text:p>\core\event\rol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ole_unassigned" xlink:type="simple">Role unassigned</text:a></text:p>
            <text:p>\core\event\role_un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role_unassign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role_updated" xlink:type="simple">Role updated</text:a></text:p>
            <text:p>\core\event\rol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scale_created" xlink:type="simple">Scale created</text:a></text:p>
            <text:p>\core\event\scal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scale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scale_deleted" xlink:type="simple">Scale deleted</text:a></text:p>
            <text:p>\core\event\scal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scale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scale_updated" xlink:type="simple">Scale updated</text:a></text:p>
            <text:p>\core\event\scal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scale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search_indexed" xlink:type="simple">Search data indexed</text:a></text:p>
            <text:p>\core\event\search_index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search_results_viewed" xlink:type="simple">Search results viewed</text:a></text:p>
            <text:p>\core\event\search_results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added" xlink:type="simple">Tag added to an item</text:a></text:p>
            <text:p>\core\event\tag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ag_instanc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collection_created" xlink:type="simple">Tag collection created</text:a></text:p>
            <text:p>\core\event\tag_collec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ag_coll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collection_deleted" xlink:type="simple">Tag collection deleted</text:a></text:p>
            <text:p>\core\event\tag_collec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ag_coll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collection_updated" xlink:type="simple">Tag collection updated</text:a></text:p>
            <text:p>\core\event\tag_collec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ag_coll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created" xlink:type="simple">Tag created</text:a></text:p>
            <text:p>\core\event\tag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deleted" xlink:type="simple">Tag deleted</text:a></text:p>
            <text:p>\core\event\tag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flagged" xlink:type="simple">Tag flagged</text:a></text:p>
            <text:p>\core\event\tag_flagg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removed" xlink:type="simple">Tag removed from an item</text:a></text:p>
            <text:p>\core\event\tag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ag_instanc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unflagged" xlink:type="simple">Tag unflagged</text:a></text:p>
            <text:p>\core\event\tag_unflagg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tag_updated" xlink:type="simple">Tag updated</text:a></text:p>
            <text:p>\core\event\tag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created" xlink:type="simple">User created</text:a></text:p>
            <text:p>\core\event\user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cre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deleted" xlink:type="simple">User deleted</text:a></text:p>
            <text:p>\core\event\user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dele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enrolment_created" xlink:type="simple">User enrolled in course</text:a></text:p>
            <text:p>\core\event\user_enrolm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user_enrolmen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enroll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enrolment_deleted" xlink:type="simple">User unenrolled from course</text:a></text:p>
            <text:p>\core\event\user_enrolm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user_enrolmen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unenroll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enrolment_updated" xlink:type="simple">User unenrolment updated</text:a></text:p>
            <text:p>\core\event\user_enrolment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user_enrolmen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enrol_modifi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feedback_give" xlink:type="simple">Feedback link clicked</text:a></text:p>
            <text:p>\core\event\userfeedback_giv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feedback_remind" xlink:type="simple">Remind me later feedback link clicked</text:a></text:p>
            <text:p>\core\event\userfeedback_remin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graded" xlink:type="simple">User graded</text:a></text:p>
            <text:p>\core\event\user_gra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ade_gra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info_category_created" xlink:type="simple">User profile field category created</text:a></text:p>
            <text:p>\core\event\user_info_categor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user_info_category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info_category_deleted" xlink:type="simple">User profile field category deleted</text:a></text:p>
            <text:p>\core\event\user_info_categor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user_info_category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info_category_updated" xlink:type="simple">User profile field category updated</text:a></text:p>
            <text:p>\core\event\user_info_categor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user_info_category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info_field_created" xlink:type="simple">User profile field created</text:a></text:p>
            <text:p>\core\event\user_info_field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user_info_field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info_field_deleted" xlink:type="simple">User profile field deleted</text:a></text:p>
            <text:p>\core\event\user_info_field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user_info_field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info_field_updated" xlink:type="simple">User profile field updated</text:a></text:p>
            <text:p>\core\event\user_info_field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user_info_field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list_viewed" xlink:type="simple">User list viewed</text:a></text:p>
            <text:p>\core\event\user_list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loggedinas" xlink:type="simple">User logged in as another user</text:a></text:p>
            <text:p>\core\event\user_loggedinas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loggedin" xlink:type="simple">User has logged in</text:a></text:p>
            <text:p>\core\event\user_loggedin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loggedout" xlink:type="simple">User logged out</text:a></text:p>
            <text:p>\core\event\user_loggedou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logou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login_failed" xlink:type="simple">User login failed</text:a></text:p>
            <text:p>\core\event\user_login_fai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password_policy_failed" xlink:type="simple">User password failed password policy</text:a></text:p>
            <text:p>\core\event\user_password_policy_fai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password_updated" xlink:type="simple">User password updated</text:a></text:p>
            <text:p>\core\event\user_password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profile_viewed" xlink:type="simple">User profile viewed</text:a></text:p>
            <text:p>\core\event\user_profil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user_updated" xlink:type="simple">User updated</text:a></text:p>
            <text:p>\core\event\user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upda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virus_infected_data_detected" xlink:type="simple">Data infected</text:a></text:p>
            <text:p>\core\event\virus_infected_data_detec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virus_infected_file_detected" xlink:type="simple">File infected</text:a></text:p>
            <text:p>\core\event\virus_infected_file_detec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webservice_function_called" xlink:type="simple">Web service function called</text:a></text:p>
            <text:p>\core\event\webservice_function_cal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webservice_login_failed" xlink:type="simple">Web service login failed</text:a></text:p>
            <text:p>\core\event\webservice_login_fai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webservice_service_created" xlink:type="simple">Web service created</text:a></text:p>
            <text:p>\core\event\webservice_servic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webservice_service_deleted" xlink:type="simple">Web service deleted</text:a></text:p>
            <text:p>\core\event\webservice_servic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webservice_service_updated" xlink:type="simple">Web service updated</text:a></text:p>
            <text:p>\core\event\webservice_servic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webservice_service_user_added" xlink:type="simple">Web service user added</text:a></text:p>
            <text:p>\core\event\webservice_service_user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<text:a xlink:href="http://localhost:8000/report/eventlist/eventdetail.php?eventname=%5Ccore%5Cevent%5Cwebservice_service_user_removed" xlink:type="simple">Web service user removed</text:a></text:p>
            <text:p>\core\event\webservice_service_user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webservice_token_created" xlink:type="simple">Web service token created</text:a></text:p>
            <text:p>\core\event\webservice_toke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xternal_token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core%5Cevent%5Cwebservice_token_sent" xlink:type="simple">Web service token sent</text:a></text:p>
            <text:p>\core\event\webservice_token_sen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external_token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assign%5Cevent%5Call_submissions_downloaded" xlink:type="simple">All the submissions are being downloaded.</text:a></text:p>
            <text:p>\mod_assign\event\all_submissions_download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assessable_submitted" xlink:type="simple">A submission has been submitted.</text:a></text:p>
            <text:p>\mod_assign\event\assessable_submit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submitte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assign%5Cevent%5Cbatch_set_marker_allocation_viewed" xlink:type="simple">Batch set marker allocation viewed</text:a></text:p>
            <text:p>\mod_assign\event\batch_set_marker_allocation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assign%5Cevent%5Cbatch_set_workflow_state_viewed" xlink:type="simple">Batch set workflow state viewed.</text:a></text:p>
            <text:p>\mod_assign\event\batch_set_workflow_state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assign%5Cevent%5Ccourse_module_instance_list_viewed" xlink:type="simple">Course module instance list viewed</text:a></text:p>
            <text:p>\mod_assign\event\course_module_instance_list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course_module_viewed" xlink:type="simple">Course module viewed</text:a></text:p>
            <text:p>\mod_assign\event\course_module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3.6" calcext:value-type="float">
            <text:p>3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extension_granted" xlink:type="simple">An extension has been granted.</text:a></text:p>
            <text:p>\mod_assign\event\extension_gran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feedback_viewed" xlink:type="simple">Feedback viewed</text:a></text:p>
            <text:p>\mod_assign\event\feedback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_gra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grading_form_viewed" xlink:type="simple">Grading form viewed</text:a></text:p>
            <text:p>\mod_assign\event\grading_form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grading_table_viewed" xlink:type="simple">Grading table viewed</text:a></text:p>
            <text:p>\mod_assign\event\grading_table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group_override_created" xlink:type="simple">Assignment override created</text:a></text:p>
            <text:p>\mod_assign\event\group_override_cre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group_override_deleted" xlink:type="simple">Assignment override deleted</text:a></text:p>
            <text:p>\mod_assign\event\group_override_dele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group_override_updated" xlink:type="simple">Assignment override updated</text:a></text:p>
            <text:p>\mod_assign\event\group_override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identities_revealed" xlink:type="simple">The identities have been revealed.</text:a></text:p>
            <text:p>\mod_assign\event\identities_reveal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marker_updated" xlink:type="simple">The allocated marker has been updated.</text:a></text:p>
            <text:p>\mod_assign\event\marker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assign%5Cevent%5Cremove_submission_form_viewed" xlink:type="simple">Remove submission confirmation viewed.</text:a></text:p>
            <text:p>\mod_assign\event\remove_submission_form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assign%5Cevent%5Creveal_identities_confirmation_page_viewed" xlink:type="simple">Reveal identities confirmation page viewed.</text:a></text:p>
            <text:p>\mod_assign\event\reveal_identities_confirmation_page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statement_accepted" xlink:type="simple">The user has accepted the statement of the submission.</text:a></text:p>
            <text:p>\mod_assign\event\statement_accep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assign%5Cevent%5Csubmission_confirmation_form_viewed" xlink:type="simple">Submission confirmation form viewed.</text:a></text:p>
            <text:p>\mod_assign\event\submission_confirmation_form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submission_duplicated" xlink:type="simple">The user duplicated their submission.</text:a></text:p>
            <text:p>\mod_assign\event\submission_duplic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submission_form_viewed" xlink:type="simple">Submission form viewed.</text:a></text:p>
            <text:p>\mod_assign\event\submission_form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submission_graded" xlink:type="simple">The submission has been graded.</text:a></text:p>
            <text:p>\mod_assign\event\submission_grad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grad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submission_locked" xlink:type="simple">The submissions have been locked for a user.</text:a></text:p>
            <text:p>\mod_assign\event\submission_lock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assign%5Cevent%5Csubmission_status_updated" xlink:type="simple">The status of the submission has been updated.</text:a></text:p>
            <text:p>\mod_assign\event\submission_status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submission_status_viewed" xlink:type="simple">The status of the submission has been viewed.</text:a></text:p>
            <text:p>\mod_assign\event\submission_status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submission_unlocked" xlink:type="simple">The submissions have been unlocked for a user.</text:a></text:p>
            <text:p>\mod_assign\event\submission_unlock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submission_viewed" xlink:type="simple">Submission viewed.</text:a></text:p>
            <text:p>\mod_assign\event\submission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user_override_created" xlink:type="simple">Assignment override created</text:a></text:p>
            <text:p>\mod_assign\event\user_override_cre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user_override_deleted" xlink:type="simple">Assignment override deleted</text:a></text:p>
            <text:p>\mod_assign\event\user_override_dele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user_override_updated" xlink:type="simple">Assignment override updated</text:a></text:p>
            <text:p>\mod_assign\event\user_override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assign%5Cevent%5Cworkflow_state_updated" xlink:type="simple">The state of the workflow has been updated.</text:a></text:p>
            <text:p>\mod_assign\event\workflow_state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book%5Cevent%5Cchapter_created" xlink:type="simple">Chapter created</text:a></text:p>
            <text:p>\mod_book\event\chapter_creat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book%5Cevent%5Cchapter_deleted" xlink:type="simple">Chapter deleted</text:a></text:p>
            <text:p>\mod_book\event\chapter_delet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book%5Cevent%5Cchapter_updated" xlink:type="simple">Chapter updated</text:a></text:p>
            <text:p>\mod_book\event\chapter_updat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book%5Cevent%5Cchapter_viewed" xlink:type="simple">Chapter viewed</text:a></text:p>
            <text:p>\mod_book\event\chapter_view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book%5Cevent%5Ccourse_module_instance_list_viewed" xlink:type="simple">Course module instance list viewed</text:a></text:p>
            <text:p>\mod_book\event\course_module_instance_list_view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book%5Cevent%5Ccourse_module_viewed" xlink:type="simple">Course module viewed</text:a></text:p>
            <text:p>\mod_book\event\course_module_view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chat%5Cevent%5Ccourse_module_instance_list_viewed" xlink:type="simple">Course module instance list viewed</text:a></text:p>
            <text:p>\mod_chat\event\course_module_instance_list_viewe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at%5Cevent%5Ccourse_module_viewed" xlink:type="simple">Course module viewed</text:a></text:p>
            <text:p>\mod_chat\event\course_module_viewe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at%5Cevent%5Cmessage_sent" xlink:type="simple">Message sent</text:a></text:p>
            <text:p>\mod_chat\event\message_sent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hat_messag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at%5Cevent%5Csessions_viewed" xlink:type="simple">Sessions viewed</text:a></text:p>
            <text:p>\mod_chat\event\sessions_viewe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oice%5Cevent%5Canswer_created" xlink:type="simple">Choice answer added</text:a></text:p>
            <text:p>\mod_choice\event\answer_creat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hoice_answer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oice%5Cevent%5Canswer_deleted" xlink:type="simple">Choice answer deleted</text:a></text:p>
            <text:p>\mod_choice\event\answer_delet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hoice_answer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oice%5Cevent%5Canswer_submitted" xlink:type="simple">Choice made (no longer in use)</text:a></text:p>
            <text:p>\mod_choice\event\answer_submitt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oice%5Cevent%5Canswer_updated" xlink:type="simple">Choice updated (no longer in use)</text:a></text:p>
            <text:p>\mod_choice\event\answer_updat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choice%5Cevent%5Ccourse_module_instance_list_viewed" xlink:type="simple">Course module instance list viewed</text:a></text:p>
            <text:p>\mod_choice\event\course_module_instance_list_view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oice%5Cevent%5Ccourse_module_viewed" xlink:type="simple">Course module viewed</text:a></text:p>
            <text:p>\mod_choice\event\course_module_view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oice%5Cevent%5Creport_downloaded" xlink:type="simple">Choice report downloaded</text:a></text:p>
            <text:p>\mod_choice\event\report_download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choice%5Cevent%5Creport_viewed" xlink:type="simple">Choice report viewed</text:a></text:p>
            <text:p>\mod_choice\event\report_view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comment_created" xlink:type="simple">Comment created</text:a></text:p>
            <text:p>\mod_data\event\comment_cre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comment_deleted" xlink:type="simple">Comment deleted</text:a></text:p>
            <text:p>\mod_data\event\comment_dele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data%5Cevent%5Ccourse_module_instance_list_viewed" xlink:type="simple">Course module instance list viewed</text:a></text:p>
            <text:p>\mod_data\event\course_module_instance_list_view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course_module_viewed" xlink:type="simple">Course module viewed</text:a></text:p>
            <text:p>\mod_data\event\course_module_view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field_created" xlink:type="simple">Field created</text:a></text:p>
            <text:p>\mod_data\event\field_cre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data_fiel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field_deleted" xlink:type="simple">Field deleted</text:a></text:p>
            <text:p>\mod_data\event\field_dele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data_fiel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field_updated" xlink:type="simple">Field updated</text:a></text:p>
            <text:p>\mod_data\event\field_upd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data_fiel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record_created" xlink:type="simple">Record created</text:a></text:p>
            <text:p>\mod_data\event\record_cre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data_recor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record_deleted" xlink:type="simple">Record deleted</text:a></text:p>
            <text:p>\mod_data\event\record_dele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data_recor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record_updated" xlink:type="simple">Record updated</text:a></text:p>
            <text:p>\mod_data\event\record_upd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data_recor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template_updated" xlink:type="simple">Template updated</text:a></text:p>
            <text:p>\mod_data\event\template_upd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data%5Cevent%5Ctemplate_viewed" xlink:type="simple">Templates viewed</text:a></text:p>
            <text:p>\mod_data\event\template_view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feedback%5Cevent%5Ccourse_module_instance_list_viewed" xlink:type="simple">Course module instance list viewed</text:a></text:p>
            <text:p>\mod_feedback\event\course_module_instance_list_viewe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eedback%5Cevent%5Ccourse_module_viewed" xlink:type="simple">Course module viewed</text:a></text:p>
            <text:p>\mod_feedback\event\course_module_viewe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eedback%5Cevent%5Cresponse_deleted" xlink:type="simple">Response deleted</text:a></text:p>
            <text:p>\mod_feedback\event\response_delete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eedback_completed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eedback%5Cevent%5Cresponse_submitted" xlink:type="simple">Response submitted</text:a></text:p>
            <text:p>\mod_feedback\event\response_submitte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eedback_completed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lder%5Cevent%5Call_files_downloaded" xlink:type="simple">Zip archive of folder downloaded</text:a></text:p>
            <text:p>\mod_folder\event\all_files_downloade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folder%5Cevent%5Ccourse_module_instance_list_viewed" xlink:type="simple">Course module instance list viewed</text:a></text:p>
            <text:p>\mod_folder\event\course_module_instance_list_viewe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lder%5Cevent%5Ccourse_module_viewed" xlink:type="simple">Course module viewed</text:a></text:p>
            <text:p>\mod_folder\event\course_module_viewe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lder%5Cevent%5Cfolder_updated" xlink:type="simple">Folder updated</text:a></text:p>
            <text:p>\mod_folder\event\folder_update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assessable_uploaded" xlink:type="simple">Some content has been posted.</text:a></text:p>
            <text:p>\mod_forum\event\assessable_upload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pos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content_uploade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forum%5Cevent%5Ccourse_module_instance_list_viewed" xlink:type="simple">Course module instance list viewed</text:a></text:p>
            <text:p>\mod_forum\event\course_module_instance_list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course_module_viewed" xlink:type="simple">Course module viewed</text:a></text:p>
            <text:p>\mod_forum\event\course_module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course_searched" xlink:type="simple">Course searched</text:a></text:p>
            <text:p>\mod_forum\event\course_search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discussion_created" xlink:type="simple">Discussion created</text:a></text:p>
            <text:p>\mod_forum\event\discussion_cre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discussion_deleted" xlink:type="simple">Discussion deleted</text:a></text:p>
            <text:p>\mod_forum\event\discussion_dele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discussion_moved" xlink:type="simple">Discussion moved</text:a></text:p>
            <text:p>\mod_forum\event\discussion_mov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discussion_pinned" xlink:type="simple">Discussion pinned</text:a></text:p>
            <text:p>\mod_forum\event\discussion_pinn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discuss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forum%5Cevent%5Cdiscussion_subscription_created" xlink:type="simple">Discussion subscription created</text:a></text:p>
            <text:p>\mod_forum\event\discussion_subscription_cre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discussion_sub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forum%5Cevent%5Cdiscussion_subscription_deleted" xlink:type="simple">Discussion subscription deleted</text:a></text:p>
            <text:p>\mod_forum\event\discussion_subscription_dele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orum_discussion_sub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discussion_unpinned" xlink:type="simple">Discussion unpinned</text:a></text:p>
            <text:p>\mod_forum\event\discussion_unpinn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discuss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discussion_updated" xlink:type="simple">Discussion updated</text:a></text:p>
            <text:p>\mod_forum\event\discussion_upd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discussion_viewed" xlink:type="simple">Discussion viewed</text:a></text:p>
            <text:p>\mod_forum\event\discussion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post_created" xlink:type="simple">Post created</text:a></text:p>
            <text:p>\mod_forum\event\post_cre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pos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post_deleted" xlink:type="simple">Post deleted</text:a></text:p>
            <text:p>\mod_forum\event\post_dele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orum_pos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post_updated" xlink:type="simple">Post updated</text:a></text:p>
            <text:p>\mod_forum\event\post_upd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pos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readtracking_disabled" xlink:type="simple">Read tracking disabled</text:a></text:p>
            <text:p>\mod_forum\event\readtracking_disabl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readtracking_enabled" xlink:type="simple">Read tracking enabled</text:a></text:p>
            <text:p>\mod_forum\event\readtracking_enabl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subscribers_viewed" xlink:type="simple">Subscribers viewed</text:a></text:p>
            <text:p>\mod_forum\event\subscribers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subscription_created" xlink:type="simple">Subscription created</text:a></text:p>
            <text:p>\mod_forum\event\subscription_cre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subscrip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subscription_deleted" xlink:type="simple">Subscription deleted</text:a></text:p>
            <text:p>\mod_forum\event\subscription_dele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orum_subscrip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forum%5Cevent%5Cuser_report_viewed" xlink:type="simple">User report viewed</text:a></text:p>
            <text:p>\mod_forum\event\user_report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category_created" xlink:type="simple">Category has been created</text:a></text:p>
            <text:p>\mod_glossary\event\category_cre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lossary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category_deleted" xlink:type="simple">Category has been deleted</text:a></text:p>
            <text:p>\mod_glossary\event\category_dele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lossary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category_updated" xlink:type="simple">Category has been updated</text:a></text:p>
            <text:p>\mod_glossary\event\category_upd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lossary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comment_created" xlink:type="simple">Comment created</text:a></text:p>
            <text:p>\mod_glossary\event\comment_cre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comment_deleted" xlink:type="simple">Comment deleted</text:a></text:p>
            <text:p>\mod_glossary\event\comment_dele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glossary%5Cevent%5Ccourse_module_instance_list_viewed" xlink:type="simple">Course module instance list viewed</text:a></text:p>
            <text:p>\mod_glossary\event\course_module_instance_list_view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course_module_viewed" xlink:type="simple">Course module viewed</text:a></text:p>
            <text:p>\mod_glossary\event\course_module_view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entry_approved" xlink:type="simple">Entry has been approved</text:a></text:p>
            <text:p>\mod_glossary\event\entry_approv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entry_created" xlink:type="simple">Entry has been created</text:a></text:p>
            <text:p>\mod_glossary\event\entry_cre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entry_deleted" xlink:type="simple">Entry has been deleted</text:a></text:p>
            <text:p>\mod_glossary\event\entry_dele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entry_disapproved" xlink:type="simple">Entry has been disapproved</text:a></text:p>
            <text:p>\mod_glossary\event\entry_disapprov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entry_updated" xlink:type="simple">Entry has been updated</text:a></text:p>
            <text:p>\mod_glossary\event\entry_upd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glossary%5Cevent%5Centry_viewed" xlink:type="simple">Entry has been viewed</text:a></text:p>
            <text:p>\mod_glossary\event\entry_view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h5pactivity%5Cevent%5Ccourse_module_instance_list_viewed" xlink:type="simple">Course module instance list viewed</text:a></text:p>
            <text:p>\mod_h5pactivity\event\course_module_instance_list_viewed</text:p>
          </table:table-cell>
          <table:table-cell table:style-name="ce5" office:value-type="string" calcext:value-type="string">
            <text:p>H5P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<text:a xlink:href="http://localhost:8000/report/eventlist/eventdetail.php?eventname=%5Cmod_h5pactivity%5Cevent%5Ccourse_module_viewed" xlink:type="simple">Course module viewed</text:a></text:p>
            <text:p>\mod_h5pactivity\event\course_module_viewed</text:p>
          </table:table-cell>
          <table:table-cell table:style-name="ce5" office:value-type="string" calcext:value-type="string">
            <text:p>H5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h5pactivit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h5pactivity%5Cevent%5Creport_viewed" xlink:type="simple">Report viewed</text:a></text:p>
            <text:p>\mod_h5pactivity\event\report_viewed</text:p>
          </table:table-cell>
          <table:table-cell table:style-name="ce5" office:value-type="string" calcext:value-type="string">
            <text:p>H5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h5pactivity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h5pactivity%5Cevent%5Cstatement_received" xlink:type="simple">xAPI statement received</text:a></text:p>
            <text:p>\mod_h5pactivity\event\statement_received</text:p>
          </table:table-cell>
          <table:table-cell table:style-name="ce5" office:value-type="string" calcext:value-type="string">
            <text:p>H5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h5pactivit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imscp%5Cevent%5Ccourse_module_instance_list_viewed" xlink:type="simple">Course module instance list viewed</text:a></text:p>
            <text:p>\mod_imscp\event\course_module_instance_list_viewed</text:p>
          </table:table-cell>
          <table:table-cell table:style-name="ce5" office:value-type="string" calcext:value-type="string">
            <text:p>IMS content packag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imscp%5Cevent%5Ccourse_module_viewed" xlink:type="simple">Course module viewed</text:a></text:p>
            <text:p>\mod_imscp\event\course_module_viewed</text:p>
          </table:table-cell>
          <table:table-cell table:style-name="ce5" office:value-type="string" calcext:value-type="string">
            <text:p>IMS content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imscp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content_page_viewed" xlink:type="simple">Content page viewed</text:a></text:p>
            <text:p>\mod_lesson\event\content_page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lesson%5Cevent%5Ccourse_module_instance_list_viewed" xlink:type="simple">Course module instance list viewed</text:a></text:p>
            <text:p>\mod_lesson\event\course_module_instance_list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course_module_viewed" xlink:type="simple">Course module viewed</text:a></text:p>
            <text:p>\mod_lesson\event\course_module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essay_assessed" xlink:type="simple">Essay assessed</text:a></text:p>
            <text:p>\mod_lesson\event\essay_assess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gra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essay_attempt_viewed" xlink:type="simple">Essay attempt viewed</text:a></text:p>
            <text:p>\mod_lesson\event\essay_attempt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group_override_created" xlink:type="simple">Lesson override created</text:a></text:p>
            <text:p>\mod_lesson\event\group_override_cre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group_override_deleted" xlink:type="simple">Lesson override deleted</text:a></text:p>
            <text:p>\mod_lesson\event\group_override_dele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group_override_updated" xlink:type="simple">Lesson override updated</text:a></text:p>
            <text:p>\mod_lesson\event\group_override_upd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highscore_added" xlink:type="simple">Lesson high score added</text:a></text:p>
            <text:p>\mod_lesson\event\highscore_add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high_scor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highscores_viewed" xlink:type="simple">Lesson high scores viewed</text:a></text:p>
            <text:p>\mod_lesson\event\highscores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lesson_ended" xlink:type="simple">Lesson ended</text:a></text:p>
            <text:p>\mod_lesson\event\lesson_end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lesson_restarted" xlink:type="simple">Lesson restarted</text:a></text:p>
            <text:p>\mod_lesson\event\lesson_restar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lesson_resumed" xlink:type="simple">Lesson resumed</text:a></text:p>
            <text:p>\mod_lesson\event\lesson_resum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lesson_started" xlink:type="simple">Lesson started</text:a></text:p>
            <text:p>\mod_lesson\event\lesson_star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page_created" xlink:type="simple">Page created</text:a></text:p>
            <text:p>\mod_lesson\event\page_cre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page_deleted" xlink:type="simple">Page deleted</text:a></text:p>
            <text:p>\mod_lesson\event\page_dele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page_moved" xlink:type="simple">Page moved</text:a></text:p>
            <text:p>\mod_lesson\event\page_mov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page_updated" xlink:type="simple">Page updated</text:a></text:p>
            <text:p>\mod_lesson\event\page_upd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question_answered" xlink:type="simple">Question answered</text:a></text:p>
            <text:p>\mod_lesson\event\question_answer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question_viewed" xlink:type="simple">Question viewed</text:a></text:p>
            <text:p>\mod_lesson\event\question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user_override_created" xlink:type="simple">Lesson override created</text:a></text:p>
            <text:p>\mod_lesson\event\user_override_cre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user_override_deleted" xlink:type="simple">Lesson override deleted</text:a></text:p>
            <text:p>\mod_lesson\event\user_override_dele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esson%5Cevent%5Cuser_override_updated" xlink:type="simple">Lesson override updated</text:a></text:p>
            <text:p>\mod_lesson\event\user_override_upd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lti%5Cevent%5Ccourse_module_instance_list_viewed" xlink:type="simple">Course module instance list viewed</text:a></text:p>
            <text:p>\mod_lti\event\course_module_instance_list_viewed</text:p>
          </table:table-cell>
          <table:table-cell table:style-name="ce5" office:value-type="string" calcext:value-type="string">
            <text:p>External tool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ti%5Cevent%5Ccourse_module_viewed" xlink:type="simple">Course module viewed</text:a></text:p>
            <text:p>\mod_lti\event\course_module_viewed</text:p>
          </table:table-cell>
          <table:table-cell table:style-name="ce5" office:value-type="string" calcext:value-type="string">
            <text:p>External tool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ti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lti%5Cevent%5Cunknown_service_api_called" xlink:type="simple">LTI unknown service API call.</text:a></text:p>
            <text:p>\mod_lti\event\unknown_service_api_called</text:p>
          </table:table-cell>
          <table:table-cell table:style-name="ce5" office:value-type="string" calcext:value-type="string">
            <text:p>External tool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lti_unknown_service_api_cal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page%5Cevent%5Ccourse_module_instance_list_viewed" xlink:type="simple">Course module instance list viewed</text:a></text:p>
            <text:p>\mod_page\event\course_module_instance_list_viewed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page%5Cevent%5Ccourse_module_viewed" xlink:type="simple">Course module viewed</text:a></text:p>
            <text:p>\mod_page\event\course_module_viewed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abandoned" xlink:type="simple">Quiz attempt abandoned</text:a></text:p>
            <text:p>\mod_quiz\event\attempt_abandon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quiz_attempt_abandon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becameoverdue" xlink:type="simple">Quiz attempt time limit exceeded</text:a></text:p>
            <text:p>\mod_quiz\event\attempt_becameoverdue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quiz_attempt_overd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deleted" xlink:type="simple">Quiz attempt deleted</text:a></text:p>
            <text:p>\mod_quiz\event\attempt_dele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preview_started" xlink:type="simple">Quiz attempt preview started</text:a></text:p>
            <text:p>\mod_quiz\event\attempt_preview_star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regraded" xlink:type="simple">Quiz attempt regraded</text:a></text:p>
            <text:p>\mod_quiz\event\attempt_regrad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attempt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reviewed" xlink:type="simple">Quiz attempt reviewed</text:a></text:p>
            <text:p>\mod_quiz\event\attempt_re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started" xlink:type="simple">Quiz attempt started</text:a></text:p>
            <text:p>\mod_quiz\event\attempt_star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quiz_attempt_star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submitted" xlink:type="simple">Quiz attempt submitted</text:a></text:p>
            <text:p>\mod_quiz\event\attempt_submit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quiz_attempt_submit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summary_viewed" xlink:type="simple">Quiz attempt summary viewed</text:a></text:p>
            <text:p>\mod_quiz\event\attempt_summary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attempt_viewed" xlink:type="simple">Quiz attempt viewed</text:a></text:p>
            <text:p>\mod_quiz\event\attempt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quiz%5Cevent%5Ccourse_module_instance_list_viewed" xlink:type="simple">Course module instance list viewed</text:a></text:p>
            <text:p>\mod_quiz\event\course_module_instance_list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course_module_viewed" xlink:type="simple">Course module viewed</text:a></text:p>
            <text:p>\mod_quiz\event\course_module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edit_page_viewed" xlink:type="simple">Quiz edit page viewed</text:a></text:p>
            <text:p>\mod_quiz\event\edit_page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group_override_created" xlink:type="simple">Quiz override created</text:a></text:p>
            <text:p>\mod_quiz\event\group_override_crea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group_override_deleted" xlink:type="simple">Quiz override deleted</text:a></text:p>
            <text:p>\mod_quiz\event\group_override_dele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group_override_updated" xlink:type="simple">Quiz override updated</text:a></text:p>
            <text:p>\mod_quiz\event\group_override_upda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question_manually_graded" xlink:type="simple">Question manually graded</text:a></text:p>
            <text:p>\mod_quiz\event\question_manually_grad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report_viewed" xlink:type="simple">Quiz report viewed</text:a></text:p>
            <text:p>\mod_quiz\event\report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user_override_created" xlink:type="simple">Quiz override created</text:a></text:p>
            <text:p>\mod_quiz\event\user_override_crea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user_override_deleted" xlink:type="simple">Quiz override deleted</text:a></text:p>
            <text:p>\mod_quiz\event\user_override_dele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quiz%5Cevent%5Cuser_override_updated" xlink:type="simple">Quiz override updated</text:a></text:p>
            <text:p>\mod_quiz\event\user_override_upda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resource%5Cevent%5Ccourse_module_instance_list_viewed" xlink:type="simple">Course module instance list viewed</text:a></text:p>
            <text:p>\mod_resource\event\course_module_instance_list_viewed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resource%5Cevent%5Ccourse_module_viewed" xlink:type="simple">Course module viewed</text:a></text:p>
            <text:p>\mod_resource\event\course_module_viewed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resourc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corm%5Cevent%5Cattempt_deleted" xlink:type="simple">Attempt deleted</text:a></text:p>
            <text:p>\mod_scorm\event\attempt_delet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scorm%5Cevent%5Ccourse_module_instance_list_viewed" xlink:type="simple">Course module instance list viewed</text:a></text:p>
            <text:p>\mod_scorm\event\course_module_instance_list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corm%5Cevent%5Ccourse_module_viewed" xlink:type="simple">Course module viewed</text:a></text:p>
            <text:p>\mod_scorm\event\course_module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corm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corm%5Cevent%5Cinteractions_viewed" xlink:type="simple">Interactions viewed</text:a></text:p>
            <text:p>\mod_scorm\event\interactions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corm%5Cevent%5Creport_viewed" xlink:type="simple">Report viewed</text:a></text:p>
            <text:p>\mod_scorm\event\report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corm%5Cevent%5Csco_launched" xlink:type="simple">Sco launched</text:a></text:p>
            <text:p>\mod_scorm\event\sco_launch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corm_sco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corm%5Cevent%5Cscoreraw_submitted" xlink:type="simple">Submitted SCORM raw score</text:a></text:p>
            <text:p>\mod_scorm\event\scoreraw_submitt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scorm_scoes_trac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corm%5Cevent%5Cstatus_submitted" xlink:type="simple">Submitted SCORM status</text:a></text:p>
            <text:p>\mod_scorm\event\status_submitt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scorm_scoes_trac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corm%5Cevent%5Ctracks_viewed" xlink:type="simple">Tracks viewed</text:a></text:p>
            <text:p>\mod_scorm\event\tracks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corm%5Cevent%5Cuser_report_viewed" xlink:type="simple">User report viewed</text:a></text:p>
            <text:p>\mod_scorm\event\user_report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survey%5Cevent%5Ccourse_module_instance_list_viewed" xlink:type="simple">Course module instance list viewed</text:a></text:p>
            <text:p>\mod_survey\event\course_module_instance_list_view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urvey%5Cevent%5Ccourse_module_viewed" xlink:type="simple">Course module viewed</text:a></text:p>
            <text:p>\mod_survey\event\course_module_view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urvey%5Cevent%5Creport_downloaded" xlink:type="simple">Survey report downloaded</text:a></text:p>
            <text:p>\mod_survey\event\report_download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urvey%5Cevent%5Creport_viewed" xlink:type="simple">Survey report viewed</text:a></text:p>
            <text:p>\mod_survey\event\report_view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survey%5Cevent%5Cresponse_submitted" xlink:type="simple">Survey response submitted</text:a></text:p>
            <text:p>\mod_survey\event\response_submitt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url%5Cevent%5Ccourse_module_instance_list_viewed" xlink:type="simple">Course module instance list viewed</text:a></text:p>
            <text:p>\mod_url\event\course_module_instance_list_viewed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url%5Cevent%5Ccourse_module_viewed" xlink:type="simple">Course module viewed</text:a></text:p>
            <text:p>\mod_url\event\course_module_viewed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comment_created" xlink:type="simple">Comment created</text:a></text:p>
            <text:p>\mod_wiki\event\comment_crea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comment_deleted" xlink:type="simple">Comment deleted</text:a></text:p>
            <text:p>\mod_wiki\event\comment_dele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comments_viewed" xlink:type="simple">Comments viewed</text:a></text:p>
            <text:p>\mod_wiki\event\comments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wiki%5Cevent%5Ccourse_module_instance_list_viewed" xlink:type="simple">Course module instance list viewed</text:a></text:p>
            <text:p>\mod_wiki\event\course_module_instance_list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course_module_viewed" xlink:type="simple">Course module viewed</text:a></text:p>
            <text:p>\mod_wiki\event\course_module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created" xlink:type="simple">Wiki page created</text:a></text:p>
            <text:p>\mod_wiki\event\page_crea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deleted" xlink:type="simple">Wiki page deleted</text:a></text:p>
            <text:p>\mod_wiki\event\page_dele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diff_viewed" xlink:type="simple">Wiki diff viewed</text:a></text:p>
            <text:p>\mod_wiki\event\page_diff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history_viewed" xlink:type="simple">Wiki history viewed</text:a></text:p>
            <text:p>\mod_wiki\event\page_history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locks_deleted" xlink:type="simple">Wiki page locks deleted</text:a></text:p>
            <text:p>\mod_wiki\event\page_locks_dele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map_viewed" xlink:type="simple">Wiki page map viewed</text:a></text:p>
            <text:p>\mod_wiki\event\page_map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updated" xlink:type="simple">Wiki page updated</text:a></text:p>
            <text:p>\mod_wiki\event\page_upda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version_deleted" xlink:type="simple">Wiki page version deleted</text:a></text:p>
            <text:p>\mod_wiki\event\page_version_dele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wiki_ver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version_restored" xlink:type="simple">Wiki version restored</text:a></text:p>
            <text:p>\mod_wiki\event\page_version_restor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iki_ver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version_viewed" xlink:type="simple">Wiki page version viewed</text:a></text:p>
            <text:p>\mod_wiki\event\page_version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iki%5Cevent%5Cpage_viewed" xlink:type="simple">Wiki page viewed</text:a></text:p>
            <text:p>\mod_wiki\event\page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assessable_uploaded" xlink:type="simple">A submission has been uploaded.</text:a></text:p>
            <text:p>\mod_workshop\event\assessable_upload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content_upload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assessment_evaluated" xlink:type="simple">Assessment evaluated</text:a></text:p>
            <text:p>\mod_workshop\event\assessment_evalua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orkshop_aggrega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workshop%5Cevent%5Cassessment_evaluations_reset" xlink:type="simple">Assessment evaluations reset</text:a></text:p>
            <text:p>\mod_workshop\event\assessment_evaluations_reset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workshop%5Cevent%5Cassessment_reevaluated" xlink:type="simple">Assessment re-evaluated</text:a></text:p>
            <text:p>\mod_workshop\event\assessment_reevalua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orkshop_aggrega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assessments_reset" xlink:type="simple">Submission assessments cleared</text:a></text:p>
            <text:p>\mod_workshop\event\assessments_reset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mod_workshop%5Cevent%5Ccourse_module_instance_list_viewed" xlink:type="simple">Course module instance list viewed</text:a></text:p>
            <text:p>\mod_workshop\event\course_module_instance_list_view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course_module_viewed" xlink:type="simple">Course module viewed</text:a></text:p>
            <text:p>\mod_workshop\event\course_module_view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workshop_view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phase_switched" xlink:type="simple">Phase switched</text:a></text:p>
            <text:p>\mod_workshop\event\phase_switch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submission_assessed" xlink:type="simple">Submission assessed</text:a></text:p>
            <text:p>\mod_workshop\event\submission_assess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orkshop_assess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submission_created" xlink:type="simple">Submission created</text:a></text:p>
            <text:p>\mod_workshop\event\submission_crea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submission_deleted" xlink:type="simple">Submission deleted</text:a></text:p>
            <text:p>\mod_workshop\event\submission_dele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<text:a xlink:href="http://localhost:8000/report/eventlist/eventdetail.php?eventname=%5Cmod_workshop%5Cevent%5Csubmission_reassessed" xlink:type="simple">Submission re-assessed</text:a></text:p>
            <text:p>\mod_workshop\event\submission_reassess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orkshop_assess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submission_updated" xlink:type="simple">Submission updated</text:a></text:p>
            <text:p>\mod_workshop\event\submission_upda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mod_workshop%5Cevent%5Csubmission_viewed" xlink:type="simple">Submission viewed</text:a></text:p>
            <text:p>\mod_workshop\event\submission_view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block_comments%5Cevent%5Ccomment_created" xlink:type="simple">Comment created</text:a></text:p>
            <text:p>\block_comments\event\comment_created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block_comments%5Cevent%5Ccomment_deleted" xlink:type="simple">Comment deleted</text:a></text:p>
            <text:p>\block_comments\event\comment_deleted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completion%5Cevent%5Creport_viewed" xlink:type="simple">Completion report viewed</text:a></text:p>
            <text:p>\report_completion\event\report_viewed</text:p>
          </table:table-cell>
          <table:table-cell table:style-name="ce5" office:value-type="string" calcext:value-type="string">
            <text:p>Course completio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completion%5Cevent%5Cuser_report_viewed" xlink:type="simple">Completion user report viewed</text:a></text:p>
            <text:p>\report_completion\event\user_report_viewed</text:p>
          </table:table-cell>
          <table:table-cell table:style-name="ce5" office:value-type="string" calcext:value-type="string">
            <text:p>Course completio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log%5Cevent%5Creport_viewed" xlink:type="simple">Log report viewed</text:a></text:p>
            <text:p>\report_log\event\report_viewed</text:p>
          </table:table-cell>
          <table:table-cell table:style-name="ce5" office:value-type="string" calcext:value-type="string">
            <text:p>Log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log%5Cevent%5Cuser_report_viewed" xlink:type="simple">User log report viewed</text:a></text:p>
            <text:p>\report_log\event\user_report_viewed</text:p>
          </table:table-cell>
          <table:table-cell table:style-name="ce5" office:value-type="string" calcext:value-type="string">
            <text:p>Log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loglive%5Cevent%5Creport_viewed" xlink:type="simple">Live log report viewed</text:a></text:p>
            <text:p>\report_loglive\event\report_viewed</text:p>
          </table:table-cell>
          <table:table-cell table:style-name="ce5" office:value-type="string" calcext:value-type="string">
            <text:p>Live log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outline%5Cevent%5Cactivity_report_viewed" xlink:type="simple">Activity report viewed</text:a></text:p>
            <text:p>\report_outline\event\activity_report_viewed</text:p>
          </table:table-cell>
          <table:table-cell table:style-name="ce5" office:value-type="string" calcext:value-type="string">
            <text:p>Activity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outline%5Cevent%5Creport_viewed" xlink:type="simple">Outline report viewed</text:a></text:p>
            <text:p>\report_outline\event\report_viewed</text:p>
          </table:table-cell>
          <table:table-cell table:style-name="ce5" office:value-type="string" calcext:value-type="string">
            <text:p>Activity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participation%5Cevent%5Creport_viewed" xlink:type="simple">Participation report viewed</text:a></text:p>
            <text:p>\report_participation\event\report_viewed</text:p>
          </table:table-cell>
          <table:table-cell table:style-name="ce5" office:value-type="string" calcext:value-type="string">
            <text:p>Course participati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<text:a xlink:href="http://localhost:8000/report/eventlist/eventdetail.php?eventname=%5Creport_questioninstances%5Cevent%5Creport_viewed" xlink:type="simple">Report viewed</text:a></text:p>
            <text:p>\report_questioninstances\event\report_viewed</text:p>
          </table:table-cell>
          <table:table-cell table:style-name="ce5" office:value-type="string" calcext:value-type="string">
            <text:p>Question instanc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security%5Cevent%5Creport_viewed" xlink:type="simple">Viewed security check report</text:a></text:p>
            <text:p>\report_security\event\report_viewed</text:p>
          </table:table-cell>
          <table:table-cell table:style-name="ce5" office:value-type="string" calcext:value-type="string">
            <text:p>Security check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stats%5Cevent%5Creport_viewed" xlink:type="simple">Statistics report viewed</text:a></text:p>
            <text:p>\report_stats\event\report_viewed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report_stats%5Cevent%5Cuser_report_viewed" xlink:type="simple">User statistics report viewed</text:a></text:p>
            <text:p>\report_stats\event\user_report_viewed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gradeexport_ods%5Cevent%5Cgrade_exported" xlink:type="simple">OpenDocument grade exported</text:a></text:p>
            <text:p>\gradeexport_ods\event\grade_exported</text:p>
          </table:table-cell>
          <table:table-cell table:style-name="ce5" office:value-type="string" calcext:value-type="string">
            <text:p>OpenDocument spreadshee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gradeexport_txt%5Cevent%5Cgrade_exported" xlink:type="simple">TXT grade exported</text:a></text:p>
            <text:p>\gradeexport_txt\event\grade_exported</text:p>
          </table:table-cell>
          <table:table-cell table:style-name="ce5" office:value-type="string" calcext:value-type="string">
            <text:p>Plain text fil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gradeexport_xls%5Cevent%5Cgrade_exported" xlink:type="simple">XLS grade exported</text:a></text:p>
            <text:p>\gradeexport_xls\event\grade_exported</text:p>
          </table:table-cell>
          <table:table-cell table:style-name="ce5" office:value-type="string" calcext:value-type="string">
            <text:p>Excel spreadshee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gradeexport_xml%5Cevent%5Cgrade_exported" xlink:type="simple">XML grade exported</text:a></text:p>
            <text:p>\gradeexport_xml\event\grade_exported</text:p>
          </table:table-cell>
          <table:table-cell table:style-name="ce5" office:value-type="string" calcext:value-type="string">
            <text:p>XML fil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<text:a xlink:href="http://localhost:8000/report/eventlist/eventdetail.php?eventname=%5Cgradereport_grader%5Cevent%5Cgrade_report_viewed" xlink:type="simple">Grader report viewed</text:a></text:p>
            <text:p>\gradereport_grader\event\grade_report_viewed</text:p>
          </table:table-cell>
          <table:table-cell table:style-name="ce5" office:value-type="string" calcext:value-type="string">
            <text:p>Grader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<text:a xlink:href="http://localhost:8000/report/eventlist/eventdetail.php?eventname=%5Cgradereport_history%5Cevent%5Cgrade_report_viewed" xlink:type="simple">Grade history report viewed</text:a></text:p>
            <text:p>\gradereport_history\event\grade_report_viewed</text:p>
          </table:table-cell>
          <table:table-cell table:style-name="ce5" office:value-type="string" calcext:value-type="string">
            <text:p>Grade history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gradereport_outcomes%5Cevent%5Cgrade_report_viewed" xlink:type="simple">Grade outcomes report viewed</text:a></text:p>
            <text:p>\gradereport_outcomes\event\grade_report_viewed</text:p>
          </table:table-cell>
          <table:table-cell table:style-name="ce5" office:value-type="string" calcext:value-type="string">
            <text:p>Outcomes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gradereport_overview%5Cevent%5Cgrade_report_viewed" xlink:type="simple">Grade overview report viewed</text:a></text:p>
            <text:p>\gradereport_overview\event\grade_report_viewed</text:p>
          </table:table-cell>
          <table:table-cell table:style-name="ce5" office:value-type="string" calcext:value-type="string">
            <text:p>Overview repor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gradereport_singleview%5Cevent%5Cgrade_report_viewed" xlink:type="simple">Grade single view report viewed.</text:a></text:p>
            <text:p>\gradereport_singleview\event\grade_report_viewed</text:p>
          </table:table-cell>
          <table:table-cell table:style-name="ce5" office:value-type="string" calcext:value-type="string">
            <text:p>Single view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gradereport_user%5Cevent%5Cgrade_report_viewed" xlink:type="simple">Grade user report viewed</text:a></text:p>
            <text:p>\gradereport_user\event\grade_report_viewed</text:p>
          </table:table-cell>
          <table:table-cell table:style-name="ce5" office:value-type="string" calcext:value-type="string">
            <text:p>User repor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brickfield%5Cevent%5Canalysis_requested" xlink:type="simple">Content analysis requested</text:a></text:p>
            <text:p>\tool_brickfield\event\analysis_requested</text:p>
          </table:table-cell>
          <table:table-cell table:style-name="ce5" office:value-type="string" calcext:value-type="string">
            <text:p>Accessibility toolki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brickfield%5Cevent%5Creport_downloaded" xlink:type="simple">Accessibility summary downloaded</text:a></text:p>
            <text:p>\tool_brickfield\event\report_downloaded</text:p>
          </table:table-cell>
          <table:table-cell table:style-name="ce5" office:value-type="string" calcext:value-type="string">
            <text:p>Accessibility toolki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brickfield%5Cevent%5Creport_viewed" xlink:type="simple">Accessibility report viewed</text:a></text:p>
            <text:p>\tool_brickfield\event\report_viewed</text:p>
          </table:table-cell>
          <table:table-cell table:style-name="ce5" office:value-type="string" calcext:value-type="string">
            <text:p>Accessibility toolki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capability%5Cevent%5Creport_viewed" xlink:type="simple">Report viewed</text:a></text:p>
            <text:p>\tool_capability\event\report_viewed</text:p>
          </table:table-cell>
          <table:table-cell table:style-name="ce5" office:value-type="string" calcext:value-type="string">
            <text:p>Capability overview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langimport%5Cevent%5Clangpack_imported" xlink:type="simple">Language pack installed</text:a></text:p>
            <text:p>\tool_langimport\event\langpack_imported</text:p>
          </table:table-cell>
          <table:table-cell table:style-name="ce5" office:value-type="string" calcext:value-type="string">
            <text:p>Language pack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langimport%5Cevent%5Clangpack_removed" xlink:type="simple">Language pack uninstalled</text:a></text:p>
            <text:p>\tool_langimport\event\langpack_removed</text:p>
          </table:table-cell>
          <table:table-cell table:style-name="ce5" office:value-type="string" calcext:value-type="string">
            <text:p>Language pack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langimport%5Cevent%5Clangpack_updated" xlink:type="simple">Language pack updated</text:a></text:p>
            <text:p>\tool_langimport\event\langpack_updated</text:p>
          </table:table-cell>
          <table:table-cell table:style-name="ce5" office:value-type="string" calcext:value-type="string">
            <text:p>Language pack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monitor%5Cevent%5Crule_created" xlink:type="simple">Rule created</text:a></text:p>
            <text:p>\tool_monitor\event\rule_crea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monitor_rule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monitor%5Cevent%5Crule_deleted" xlink:type="simple">Rule deleted</text:a></text:p>
            <text:p>\tool_monitor\event\rule_dele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ool_monitor_rule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monitor%5Cevent%5Crule_updated" xlink:type="simple">Rule updated</text:a></text:p>
            <text:p>\tool_monitor\event\rule_upda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ool_monitor_rule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monitor%5Cevent%5Csubscription_created" xlink:type="simple">Subscription created</text:a></text:p>
            <text:p>\tool_monitor\event\subscription_crea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monitor_subscription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monitor%5Cevent%5Csubscription_criteria_met" xlink:type="simple">Subscription criteria met</text:a></text:p>
            <text:p>\tool_monitor\event\subscription_criteria_met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monitor%5Cevent%5Csubscription_deleted" xlink:type="simple">Subscription deleted</text:a></text:p>
            <text:p>\tool_monitor\event\subscription_dele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ool_monitor_subscription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policy%5Cevent%5Cacceptance_created" xlink:type="simple">User policy agreement created</text:a></text:p>
            <text:p>\tool_policy\event\acceptance_created</text:p>
          </table:table-cell>
          <table:table-cell table:style-name="ce5" office:value-type="string" calcext:value-type="string">
            <text:p>Polici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policy_acceptance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policy%5Cevent%5Cacceptance_updated" xlink:type="simple">User policy agreement updated</text:a></text:p>
            <text:p>\tool_policy\event\acceptance_updated</text:p>
          </table:table-cell>
          <table:table-cell table:style-name="ce5" office:value-type="string" calcext:value-type="string">
            <text:p>Polici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ool_policy_acceptance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tool_recyclebin%5Cevent%5Ccategory_bin_item_created" xlink:type="simple">Item created</text:a></text:p>
            <text:p>\tool_recyclebin\event\category_bin_item_creat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recyclebin_categor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tool_recyclebin%5Cevent%5Ccategory_bin_item_deleted" xlink:type="simple">Item deleted</text:a></text:p>
            <text:p>\tool_recyclebin\event\category_bin_item_delet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ool_recyclebin_categor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tool_recyclebin%5Cevent%5Ccategory_bin_item_restored" xlink:type="simple">Item restored</text:a></text:p>
            <text:p>\tool_recyclebin\event\category_bin_item_restor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ool_recyclebin_categor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tool_recyclebin%5Cevent%5Ccourse_bin_item_created" xlink:type="simple">Item created</text:a></text:p>
            <text:p>\tool_recyclebin\event\course_bin_item_creat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recyclebin_cours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<text:a xlink:href="http://localhost:8000/report/eventlist/eventdetail.php?eventname=%5Ctool_recyclebin%5Cevent%5Ccourse_bin_item_deleted" xlink:type="simple">Item deleted</text:a></text:p>
            <text:p>\tool_recyclebin\event\course_bin_item_delet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ool_recyclebin_cours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tool_recyclebin%5Cevent%5Ccourse_bin_item_restored" xlink:type="simple">Item restored</text:a></text:p>
            <text:p>\tool_recyclebin\event\course_bin_item_restor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ool_recyclebin_cours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usertours%5Cevent%5Cstep_shown" xlink:type="simple">Step shown</text:a></text:p>
            <text:p>\tool_usertours\event\step_shown</text:p>
          </table:table-cell>
          <table:table-cell table:style-name="ce5" office:value-type="string" calcext:value-type="string">
            <text:p>User tour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tool_usertours_step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usertours%5Cevent%5Ctour_ended" xlink:type="simple">Tour ended</text:a></text:p>
            <text:p>\tool_usertours\event\tour_ended</text:p>
          </table:table-cell>
          <table:table-cell table:style-name="ce5" office:value-type="string" calcext:value-type="string">
            <text:p>User tour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usertours_tour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usertours%5Cevent%5Ctour_reset" xlink:type="simple">Tour reset</text:a></text:p>
            <text:p>\tool_usertours\event\tour_reset</text:p>
          </table:table-cell>
          <table:table-cell table:style-name="ce5" office:value-type="string" calcext:value-type="string">
            <text:p>User tour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usertours_tour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tool_usertours%5Cevent%5Ctour_started" xlink:type="simple">Tour started</text:a></text:p>
            <text:p>\tool_usertours\event\tour_started</text:p>
          </table:table-cell>
          <table:table-cell table:style-name="ce5" office:value-type="string" calcext:value-type="string">
            <text:p>User tour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tool_usertours_tour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assignsubmission_comments%5Cevent%5Ccomment_created" xlink:type="simple">Comment created</text:a></text:p>
            <text:p>\assignsubmission_comments\event\comment_created</text:p>
          </table:table-cell>
          <table:table-cell table:style-name="ce5" office:value-type="string" calcext:value-type="string">
            <text:p>Submission comment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assignsubmission_comments%5Cevent%5Ccomment_deleted" xlink:type="simple">Comment deleted</text:a></text:p>
            <text:p>\assignsubmission_comments\event\comment_deleted</text:p>
          </table:table-cell>
          <table:table-cell table:style-name="ce5" office:value-type="string" calcext:value-type="string">
            <text:p>Submission comment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assignsubmission_file%5Cevent%5Cassessable_uploaded" xlink:type="simple">A file has been uploaded.</text:a></text:p>
            <text:p>\assignsubmission_file\event\assessable_uploaded</text:p>
          </table:table-cell>
          <table:table-cell table:style-name="ce5" office:value-type="string" calcext:value-type="string">
            <text:p>File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file_uploade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assignsubmission_file%5Cevent%5Csubmission_created" xlink:type="simple">Submission created.</text:a></text:p>
            <text:p>\assignsubmission_file\event\submission_created</text:p>
          </table:table-cell>
          <table:table-cell table:style-name="ce5" office:value-type="string" calcext:value-type="string">
            <text:p>File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submission_fil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assignsubmission_file%5Cevent%5Csubmission_updated" xlink:type="simple">Submission updated.</text:a></text:p>
            <text:p>\assignsubmission_file\event\submission_updated</text:p>
          </table:table-cell>
          <table:table-cell table:style-name="ce5" office:value-type="string" calcext:value-type="string">
            <text:p>File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submission_fil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assignsubmission_onlinetext%5Cevent%5Cassessable_uploaded" xlink:type="simple">An online text has been uploaded.</text:a></text:p>
            <text:p>\assignsubmission_onlinetext\event\assessable_uploaded</text:p>
          </table:table-cell>
          <table:table-cell table:style-name="ce5" office:value-type="string" calcext:value-type="string">
            <text:p>Online text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content_uploade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assignsubmission_onlinetext%5Cevent%5Csubmission_created" xlink:type="simple">Submission created.</text:a></text:p>
            <text:p>\assignsubmission_onlinetext\event\submission_created</text:p>
          </table:table-cell>
          <table:table-cell table:style-name="ce5" office:value-type="string" calcext:value-type="string">
            <text:p>Online text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submission_onlinetex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assignsubmission_onlinetext%5Cevent%5Csubmission_updated" xlink:type="simple">Submission updated.</text:a></text:p>
            <text:p>\assignsubmission_onlinetext\event\submission_updated</text:p>
          </table:table-cell>
          <table:table-cell table:style-name="ce5" office:value-type="string" calcext:value-type="string">
            <text:p>Online text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submission_onlinetex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booktool_exportimscp%5Cevent%5Cbook_exported" xlink:type="simple">Book exported</text:a></text:p>
            <text:p>\booktool_exportimscp\event\book_exported</text:p>
          </table:table-cell>
          <table:table-cell table:style-name="ce5" office:value-type="string" calcext:value-type="string">
            <text:p>Book IMS CP expor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booktool_print%5Cevent%5Cbook_printed" xlink:type="simple">Book printed</text:a></text:p>
            <text:p>\booktool_print\event\book_printed</text:p>
          </table:table-cell>
          <table:table-cell table:style-name="ce5" office:value-type="string" calcext:value-type="string">
            <text:p>Book printing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booktool_print%5Cevent%5Cchapter_printed" xlink:type="simple">Chapter printed</text:a></text:p>
            <text:p>\booktool_print\event\chapter_printed</text:p>
          </table:table-cell>
          <table:table-cell table:style-name="ce5" office:value-type="string" calcext:value-type="string">
            <text:p>Book printing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localhost:8000/report/eventlist/eventdetail.php?eventname=%5Cforumreport_summary%5Cevent%5Creport_downloaded" xlink:type="simple">Forum summary report downloaded</text:a></text:p>
            <text:p>\forumreport_summary\event\report_downloaded</text:p>
          </table:table-cell>
          <table:table-cell table:style-name="ce5" office:value-type="string" calcext:value-type="string">
            <text:p>Forum summary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forumreport_summary%5Cevent%5Creport_viewed" xlink:type="simple">Forum summary report viewed</text:a></text:p>
            <text:p>\forumreport_summary\event\report_viewed</text:p>
          </table:table-cell>
          <table:table-cell table:style-name="ce5" office:value-type="string" calcext:value-type="string">
            <text:p>Forum summary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quizaccess_seb%5Cevent%5Caccess_prevented" xlink:type="simple">Quiz access was prevented</text:a></text:p>
            <text:p>\quizaccess_seb\event\access_prevent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quizaccess_seb%5Cevent%5Ctemplate_created" xlink:type="simple">SEB template was created</text:a></text:p>
            <text:p>\quizaccess_seb\event\template_creat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quizaccess_seb%5Cevent%5Ctemplate_deleted" xlink:type="simple">SEB template was deleted</text:a></text:p>
            <text:p>\quizaccess_seb\event\template_delet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quizaccess_seb%5Cevent%5Ctemplate_disabled" xlink:type="simple">SEB template was disabled</text:a></text:p>
            <text:p>\quizaccess_seb\event\template_disabl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quizaccess_seb%5Cevent%5Ctemplate_enabled" xlink:type="simple">SEB template was enabled</text:a></text:p>
            <text:p>\quizaccess_seb\event\template_enabl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8000/report/eventlist/eventdetail.php?eventname=%5Cquizaccess_seb%5Cevent%5Ctemplate_updated" xlink:type="simple">SEB template was updated</text:a></text:p>
            <text:p>\quizaccess_seb\event\template_updat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/>
          <table:table-cell table:style-name="ce8"/>
          <table:table-cell table:number-columns-repeated="1017"/>
        </table:table-row>
        <table:table-row table:style-name="ro6" table:number-rows-repeated="104806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50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chendu Nwachukwu</meta:initial-creator>
    <meta:creation-date>2021-10-19T11:14:49.448918006</meta:creation-date>
    <dc:date>2021-10-19T11:21:18.856438079</dc:date>
    <dc:creator>Uchendu Nwachukwu</dc:creator>
    <meta:editing-duration>PT6M27S</meta:editing-duration>
    <meta:editing-cycles>5</meta:editing-cycles>
    <meta:generator>LibreOffice/6.4.7.2$Linux_X86_64 LibreOffice_project/40$Build-2</meta:generator>
    <meta:document-statistic meta:table-count="1" meta:cell-count="3447" meta:object-count="0"/>
  </office:meta>
</office:document-meta>
</file>